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60b" officeooo:paragraph-rsid="000c460b"/>
    </style:style>
    <style:style style:name="T1" style:family="text">
      <style:text-properties officeooo:rsid="000cf8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uveau produit</text:p>
      <text:p text:style-name="P1">Controller_NewProduct{</text:p>
      <text:p text:style-name="P1"><text:tab/>doGet : prendre tous les types de auto dans la table typeAuto </text:p>
      <text:p text:style-name="P1"><text:tab/></text:p>
      <text:p text:style-name="P1"><text:tab/>doPost : fonction qui permet d’inserer la nouvelle produit <text:span text:style-name="T1">(Table piece)</text:span>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9:53:42.162625570</meta:creation-date>
    <dc:date>2023-01-25T20:05:07.678035312</dc:date>
    <meta:editing-duration>PT11M2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27" meta:character-count="175" meta:non-whitespace-character-count="149"/>
  </office:meta>
</office:document-meta>
</file>